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671cm" fo:min-width="4.27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74cm" fo:min-width="2.548cm"/>
    </style:style>
    <style:style style:name="gr3" style:family="graphic" style:parent-style-name="standard">
      <style:graphic-properties draw:fill="none" draw:textarea-horizontal-align="justify" draw:textarea-vertical-align="top" draw:auto-grow-height="false" fo:min-height="6.227cm" fo:min-width="8.009cm"/>
    </style:style>
    <style:style style:name="gr4" style:family="graphic" style:parent-style-name="standard">
      <style:graphic-properties draw:fill="none" draw:textarea-horizontal-align="justify" draw:textarea-vertical-align="top" draw:auto-grow-height="false" fo:min-height="3.423cm" fo:min-width="14.106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274cm" fo:min-width="5.159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79cm" fo:min-width="4.834cm"/>
    </style:style>
    <style:style style:name="gr7" style:family="graphic" style:parent-style-name="standard">
      <style:graphic-properties draw:fill="none" draw:textarea-horizontal-align="justify" draw:textarea-vertical-align="top" draw:auto-grow-height="false" fo:min-height="4.83cm" fo:min-width="6.739cm"/>
    </style:style>
    <style:style style:name="gr8" style:family="graphic" style:parent-style-name="standard">
      <style:graphic-properties draw:fill="none" draw:textarea-horizontal-align="justify" draw:textarea-vertical-align="top" draw:auto-grow-height="false" fo:min-height="2.798cm" fo:min-width="5.342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839cm" fo:min-width="2.411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379cm" fo:min-width="0.22cm"/>
    </style:style>
    <style:style style:name="gr11" style:family="graphic" style:parent-style-name="objectwithoutfill">
      <style:graphic-properties draw:marker-end="" draw:marker-end-width="0.3cm" draw:fill="none" draw:textarea-vertical-align="middle"/>
    </style:style>
    <style:style style:name="gr12" style:family="graphic" style:parent-style-name="standard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274cm" fo:min-width="7.12cm"/>
    </style:style>
    <style:style style:name="gr14" style:family="graphic" style:parent-style-name="standard">
      <style:graphic-properties draw:stroke="dash" draw:stroke-dash="Fine_20_Dashed" draw:fill="solid" draw:fill-color="#ffffff" draw:opacity="87%" draw:opacity-name="" draw:textarea-horizontal-align="justify" draw:textarea-vertical-align="middle" draw:auto-grow-height="false" fo:min-height="1.274cm" fo:min-width="1.9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ffffff"/>
      <style:paragraph-properties fo:margin-left="0cm" fo:margin-right="1cm" fo:margin-top="1cm" fo:margin-bottom="1cm" fo:text-align="center" fo:text-indent="0cm" style:writing-mode="lr-tb"/>
    </style:style>
    <style:style style:name="P7" style:family="paragraph">
      <loext:graphic-properties draw:fill="none"/>
      <style:paragraph-properties fo:margin-left="0cm" fo:margin-right="1cm" fo:margin-top="1cm" fo:margin-bottom="1cm" fo:text-align="center" fo:text-indent="0cm" style:writing-mode="lr-tb"/>
    </style:style>
    <style:style style:name="P8" style:family="paragraph">
      <loext:graphic-properties draw:fill="solid" draw:fill-color="#ffffff" draw:opacity="87%"/>
      <style:paragraph-properties fo:text-align="center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77cm" svg:height="2.921cm" svg:x="15.986cm" svg:y="7.604cm">
          <text:p text:style-name="P1">Clearing</text:p>
          <text:p text:style-name="P1">Hou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048cm" svg:height="1.524cm" svg:x="18.653cm" svg:y="11.922cm">
          <text:p text:style-name="P1">Installer</text:p>
          <text:p text:style-name="P1"><text:s/>Build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509cm" svg:height="6.477cm" svg:x="5.191cm" svg:y="7.35cm">
          <text:p text:style-name="P3">Node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4.606cm" svg:height="3.673cm" draw:transform="skewX (-0.0010471975511966) rotate (-0.0012217304763962) translate (6.588cm 15.098cm)">
          <text:p text:style-name="P3">Experimenter<text:span text:style-name="T1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5.659cm" svg:height="1.524cm" svg:x="11.978cm" svg:y="4.483cm">
          <text:p text:style-name="P1">Advertise Servic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334cm" svg:height="1.04cm" draw:transform="skewX (0.00663225115757845) rotate (0.00663225115757845) translate (5.826cm 4.659cm)">
          <text:p text:style-name="P1">Software Upda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7.239cm" svg:height="5.08cm" svg:x="5.826cm" svg:y="8.493cm">
          <text:p text:style-name="P3">Device Manager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842cm" svg:height="3.048cm" svg:x="6.461cm" svg:y="9.636cm">
          <text:p text:style-name="P3">Resource Manager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911cm" svg:height="1.089cm" svg:x="7.831cm" svg:y="10.879cm">
          <text:p text:style-name="P1">Sandbox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911cm" svg:height="1.089cm" svg:x="8.031cm" svg:y="11.079cm">
          <text:p text:style-name="P1">Sandbox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911cm" svg:height="1.089cm" svg:x="8.231cm" svg:y="11.279cm">
          <text:p text:style-name="P1">Sandbox</text:p>
          <draw:enhanced-geometry svg:viewBox="0 0 21600 21600" draw:type="rectangle" draw:enhanced-path="M 0 0 L 21600 0 21600 21600 0 21600 0 0 Z N"/>
        </draw:custom-shape>
        <draw:custom-shape draw:style-name="gr10" draw:text-style-name="P6" xml:id="id1" draw:id="id1" draw:layer="layout" svg:width="1.016cm" svg:height="0.889cm" svg:x="11.668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curve" svg:x1="12.684cm" svg:y1="12.62cm" svg:x2="15.351cm" svg:y2="15.986cm" draw:start-shape="id1" draw:start-glue-point="10" draw:end-shape="id2" draw:end-glue-point="0" svg:d="M12684 12620c1778 0 2667 1122 2667 3366" svg:viewBox="0 0 2668 3367">
          <text:p/>
        </draw:connector>
        <draw:connector draw:style-name="gr11" draw:text-style-name="P7" draw:layer="layout" draw:type="curve" draw:line-skew="0.634cm" svg:x1="12.684cm" svg:y1="12.62cm" svg:x2="15.986cm" svg:y2="9.064cm" draw:start-shape="id1" draw:start-glue-point="10" draw:end-shape="id3" draw:end-glue-point="3" svg:d="M12684 12620c3429 0 1778-3556 3302-3556" svg:viewBox="0 0 3303 3557">
          <text:p/>
        </draw:connector>
        <draw:line draw:style-name="gr12" draw:text-style-name="P7" draw:layer="layout" svg:x1="9.001cm" svg:y1="5.953cm" svg:x2="9.001cm" svg:y2="7.096cm">
          <text:p/>
        </draw:line>
        <draw:line draw:style-name="gr12" draw:text-style-name="P7" draw:layer="layout" svg:x1="13.319cm" svg:y1="6.107cm" svg:x2="13.319cm" svg:y2="7.25cm">
          <text:p/>
        </draw:line>
        <draw:line draw:style-name="gr12" draw:text-style-name="P7" draw:layer="layout" svg:x1="16.367cm" svg:y1="6.207cm" svg:x2="16.367cm" svg:y2="7.35cm">
          <text:p/>
        </draw:line>
        <draw:custom-shape draw:style-name="gr13" draw:text-style-name="P2" xml:id="id2" draw:id="id2" draw:layer="layout" svg:width="7.62cm" svg:height="1.524cm" svg:x="11.541cm" svg:y="15.986cm">
          <text:p text:style-name="P1">Experiment Manager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7.683cm" svg:y1="11.214cm" svg:x2="17.683cm" svg:y2="14.389cm">
          <text:p/>
        </draw:line>
        <draw:custom-shape draw:style-name="gr14" draw:text-style-name="P8" draw:layer="layout" svg:width="2.413cm" svg:height="1.524cm" svg:x="14.2cm" svg:y="11.522cm">
          <text:p text:style-name="P1">NAT</text:p>
          <text:p text:style-name="P1"><text:s/>relay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19.415cm" svg:y1="10.652cm" svg:x2="19.415cm" svg:y2="11.795cm">
          <text:p/>
        </draw:line>
        <draw:line draw:style-name="gr12" draw:text-style-name="P7" draw:layer="layout" svg:x1="19.488cm" svg:y1="13.727cm" svg:x2="19.488cm" svg:y2="14.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1:18:31.808937000</meta:creation-date>
    <dc:date>2017-06-21T12:44:11.637442000</dc:date>
    <meta:editing-duration>PT4M56S</meta:editing-duration>
    <meta:editing-cycles>1</meta:editing-cycles>
    <meta:document-statistic meta:object-count="22"/>
    <meta:generator>LibreOffice/5.2.0.4$MacOSX_X86_64 LibreOffice_project/066b007f5ebcc236395c7d282ba488bca6720265</meta:generator>
  </office:meta>
</office:document-meta>
</file>